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2083in" fo:margin-bottom="0in" style:line-height-at-least="0.198in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2917in" fo:margin-bottom="0in" style:line-height-at-least="0.198in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rototype of a decentralized political party</text:p>
      <text:p text:style-name="P2">Currently the political system is undergoing a crisis of trust in many countries both in the developed, and developing world. We believe that by reinventing the way, in which political parties are run, would improve the well-being of citizens. If parties would be run as a DAO, the benefits would be manifold. Set an example of a trustless democratic governance that could be replicated in other areas (e.g., NGOs, cooperatives) Improve the financial well-being of countries by lowering the rate of corruption: Political parties would be financed in a transparent way (e.g. through crowdfunding), and their decision process would be decentralized (e.g. every party member could suggest proposals, that others would vote on) Support a competitive innovation-based economy by providing a legal framework for novel technologies (e.g. the blockchain, cryptocurrencies, shared economy, digital identity)</text:p>
      <text:p text:style-name="Standard"/>
      <text:p text:style-name="Standard"><text:a xlink:type="simple" xlink:href="https://hack.ether.camp/public/a-prototype-of-a-decentralized-political-party" text:style-name="Internet_20_link" text:visited-style-name="Visited_20_Internet_20_Link">https://hack.ether.camp/public/a-prototype-of-a-decentralized-political-party</text:a></text:p>
      <text:p text:style-name="Standard"/>
      <text:p text:style-name="Standard"><text:a xlink:type="simple" xlink:href="https://github.com/DigitalParty/digital-party-ether-camp" text:style-name="Internet_20_link" text:visited-style-name="Visited_20_Internet_20_Link">https://github.com/DigitalParty/digital-party-ether-camp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3T11:31:23.54</meta:creation-date>
    <dc:date>2016-12-23T11:32:26.14</dc:date>
    <meta:editing-duration>PT1M1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4" meta:word-count="143" meta:character-count="1077"/>
  </office:meta>
</office:document-meta>
</file>